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2756c" officeooo:paragraph-rsid="0012756c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1.242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2756c"/>
    </style:style>
    <style:style style:name="P8" style:family="paragraph" style:parent-style-name="Standard" style:list-style-name="List_20_3"/>
    <style:style style:name="P9" style:family="paragraph" style:parent-style-name="Standard" style:list-style-name="List_20_3">
      <style:text-properties officeooo:paragraph-rsid="0012756c"/>
    </style:style>
    <style:style style:name="P10" style:family="paragraph" style:parent-style-name="Standard" style:list-style-name="L1"/>
    <style:style style:name="P11" style:family="paragraph" style:parent-style-name="Standard" style:list-style-name="List_20_3"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14bd4b" officeooo:paragraph-rsid="0014bd4b"/>
    </style:style>
    <style:style style:name="P13" style:family="paragraph" style:parent-style-name="Standard" style:list-style-name="List_20_3">
      <style:paragraph-properties fo:margin-left="1.251cm" fo:margin-right="0cm" fo:text-align="start" style:justify-single-word="false" fo:text-indent="0cm" style:auto-text-indent="false"/>
      <style:text-properties officeooo:paragraph-rsid="0012756c"/>
    </style:style>
    <style:style style:name="P14" style:family="paragraph" style:parent-style-name="Standard" style:list-style-name="L1">
      <style:paragraph-properties fo:margin-left="0cm" fo:margin-right="0cm" fo:text-indent="-0.635cm" style:auto-text-indent="false"/>
    </style:style>
    <style:style style:name="P15" style:family="paragraph" style:parent-style-name="Text_20_body" style:list-style-name="List_20_3"/>
    <style:style style:name="P16" style:family="paragraph" style:parent-style-name="Heading_20_2">
      <style:text-properties fo:font-weight="normal" style:font-weight-asian="normal" style:font-weight-complex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4377b7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53295a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79ddb1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ed211e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a516b2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516b2" fo:background-color="#ffff00" loext:char-shading-value="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377b7" fo:background-color="#ffff00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377b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599d6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a516b2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6ffe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weight="bold" style:font-weight-asian="bold" style:font-weight-complex="bold"/>
    </style:style>
    <style:style style:name="T19" style:family="text">
      <style:text-properties officeooo:rsid="00106ff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7"><text:a xlink:type="simple" xlink:href="#__RefHeading__5555_1769574776" text:style-name="Internet_20_link" text:visited-style-name="Internet_20_link">1. </text:a>Arbeitsblatt: C Grundlagen (ohne Array)<text:tab/>1</text:p>
          <text:p text:style-name="P18"><text:a xlink:type="simple" xlink:href="#__RefHeading__487_1715038882" text:style-name="Internet_20_link" text:visited-style-name="Internet_20_link">1.1. </text:a>Aufgabe: Skriptum&amp;Fragen<text:tab/>1</text:p>
          <text:p text:style-name="P18"><text:a xlink:type="simple" xlink:href="#__RefHeading__5557_1769574776" text:style-name="Internet_20_link" text:visited-style-name="Internet_20_link">1.2. </text:a>Aufgabe: ausgabe.c<text:tab/>2</text:p>
          <text:p text:style-name="P18"><text:a xlink:type="simple" xlink:href="#__RefHeading__497_1715038882" text:style-name="Internet_20_link" text:visited-style-name="Internet_20_link">1.3. </text:a>Aufgabe: mycat.c<text:tab/>2</text:p>
          <text:p text:style-name="P18"><text:a xlink:type="simple" xlink:href="#__RefHeading__485_1715038882" text:style-name="Internet_20_link" text:visited-style-name="Internet_20_link">1.4. </text:a>Aufgabe: u_atoi.c, hex2int.c<text:tab/>2</text:p>
          <text:p text:style-name="P18"><text:a xlink:type="simple" xlink:href="#__RefHeading__5559_1769574776" text:style-name="Internet_20_link" text:visited-style-name="Internet_20_link">1.5. </text:a>Aufgabe: primzerlegung.c<text:tab/>3</text:p>
          <text:p text:style-name="P18"><text:a xlink:type="simple" xlink:href="#__RefHeading__5561_1769574776" text:style-name="Internet_20_link" text:visited-style-name="Internet_20_link">1.6. </text:a>*Aufgabe: phi.c<text:tab/>3</text:p>
          <text:p text:style-name="P18"><text:a xlink:type="simple" xlink:href="#__RefHeading__5563_1769574776" text:style-name="Internet_20_link" text:visited-style-name="Internet_20_link">1.7. </text:a>Aufgabe: heron.c<text:tab/>4</text:p>
          <text:p text:style-name="P18"><text:a xlink:type="simple" xlink:href="#__RefHeading__5565_1769574776" text:style-name="Internet_20_link" text:visited-style-name="Internet_20_link">1.8. </text:a>*Aufgabe: fib.c<text:tab/>5</text:p>
          <text:p text:style-name="P18"><text:a xlink:type="simple" xlink:href="#__RefHeading__491_1715038882" text:style-name="Internet_20_link" text:visited-style-name="Internet_20_link">1.9. </text:a>Aufgabe: kreisPunkt.c - Algorithmische Geometrie<text:tab/>5</text:p>
          <text:p text:style-name="P18"><text:a xlink:type="simple" xlink:href="#__RefHeading__5567_1769574776" text:style-name="Internet_20_link" text:visited-style-name="Internet_20_link">1.10. </text:a>Aufgabe: bit.c<text:tab/>6</text:p>
          <text:p text:style-name="P18"><text:a xlink:type="simple" xlink:href="#__RefHeading__5569_1769574776" text:style-name="Internet_20_link" text:visited-style-name="Internet_20_link">1.11. </text:a>Aufgabe: binaer.c<text:tab/>6</text:p>
          <text:p text:style-name="P18"><text:a xlink:type="simple" xlink:href="#__RefHeading__5571_1769574776" text:style-name="Internet_20_link" text:visited-style-name="Internet_20_link">1.12. </text:a>Absolutes MUSS<text:tab/>8</text:p>
        </text:index-body>
      </text:table-of-content>
      <text:h text:style-name="Heading_20_1" text:outline-level="1"><text:bookmark-start text:name="__RefHeading__5555_1769574776"/>Arbeitsblatt: C Grundlagen (ohne Array)<text:bookmark-end text:name="__RefHeading__5555_1769574776"/></text:h>
      <text:list xml:id="list5752937395213618460" text:style-name="List_20_3">
        <text:list-item>
          <text:p text:style-name="P15">Quellen:</text:p>
          <text:list>
            <text:list-item>
              <text:p text:style-name="P8">0<text:span text:style-name="T19">2</text:span>-<text:span text:style-name="T19">C</text:span>-<text:span text:style-name="T19">G</text:span>rundlagen/01-lernen/c-grundlagen.odt</text:p>
            </text:list-item>
            <text:list-item>
              <text:p text:style-name="P8">0<text:span text:style-name="T19">2</text:span>-<text:span text:style-name="T19">C</text:span>-<text:span text:style-name="T19">G</text:span>rundlagen/02-ueben/<text:line-break/></text:p>
            </text:list-item>
          </text:list>
        </text:list-item>
      </text:list>
      <text:h text:style-name="Heading_20_2" text:outline-level="2"><text:bookmark-start text:name="__RefHeading__487_1715038882"/>Aufgabe: Skriptum&amp;Fragen<text:bookmark-end text:name="__RefHeading__487_1715038882"/></text:h>
      <text:p text:style-name="Standard"><text:span text:style-name="T13">Lesen</text:span> Sie aus <text:s/><text:span text:style-name="T13">0</text:span><text:span text:style-name="T14">2</text:span><text:span text:style-name="T13">-c-grundlagen/01-lernen/c-grundlagen.odt </text:span>bis zum Kapitel Array (exklusive) und beantworten Sie die folgenden <text:span text:style-name="T13">Fragen</text:span>:<text:line-break/></text:p>
      <text:list xml:id="list6320245204332103058" text:style-name="L1">
        <text:list-item>
          <text:list>
            <text:list-item>
              <text:p text:style-name="P10">Was bewirken die Operatoren ++ und -- ? Was müssen Sie bei ihrer Verwendung beachten ? </text:p>
            </text:list-item>
            <text:list-item>
              <text:p text:style-name="P10">Welchen Wert erhält x bei folgendem Ausdruck: </text:p>
              <text:list>
                <text:list-item>
                  <text:p text:style-name="P10">x= c&gt;='0' &amp;&amp; c &lt;= '9'; </text:p>
                </text:list-item>
                <text:list-item>
                  <text:p text:style-name="P10">x= 1 &amp;&amp; 2; </text:p>
                </text:list-item>
                <text:list-item>
                  <text:p text:style-name="P10">x= 1 &amp; 2; </text:p>
                </text:list-item>
              </text:list>
            </text:list-item>
            <text:list-item>
              <text:p text:style-name="P10">Wie unterscheiden Sie die Darstellung einer char-Konstanten und einer Zeichenkette-Konstanten ? </text:p>
            </text:list-item>
            <text:list-item>
              <text:p text:style-name="P10">Sie möchten, dass das Ergebnis des Ausdruckes 4/10 vom Typ double ist. Welche Möglichkeiten haben Sie ? </text:p>
            </text:list-item>
            <text:list-item>
              <text:p text:style-name="P10">Sie möchten eine Gleitpunktzahl formatiert ausgeben: </text:p>
              <text:p text:style-name="P10">9 Stellen insgesamt breit, davon 3 Nachkommastellen. </text:p>
            </text:list-item>
            <text:list-item>
              <text:p text:style-name="P10">Sie möchten der Variablen var mittels scanf() einen double-Wert zuweisen. Wie lautet diese Anweisung ?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5557_1769574776"/><text:soft-page-break/>Aufgabe: ausgabe.c<text:bookmark-end text:name="__RefHeading__5557_1769574776"/></text:h>
      <text:p text:style-name="Standard">Welche Ausgaben bewirkt folgendes <text:span text:style-name="T15">Programm ausgabe.c </text:span>? </text:p>
      <text:p text:style-name="code">// ausgabe.c</text:p>
      <text:p text:style-name="code">#include &lt;stdio.h&gt; </text:p>
      <text:p text:style-name="code">int main() { </text:p>
      <text:p text:style-name="code"><text:tab/>int x,y,z; </text:p>
      <text:p text:style-name="code"><text:tab/>x=y=0; </text:p>
      <text:p text:style-name="code"/>
      <text:p text:style-name="code"><text:tab/>while (y&lt;10)++y; x+=y; </text:p>
      <text:p text:style-name="code"><text:tab/>printf("%i %i\n",x,y); </text:p>
      <text:p text:style-name="code"><text:tab/> </text:p>
      <text:p text:style-name="code"><text:tab/>for (x=0, y=1000; y&gt;1; x++,y/=10) </text:p>
      <text:p text:style-name="code"><text:tab/><text:tab/>printf("%d %d\n",x,y); </text:p>
      <text:p text:style-name="code"><text:tab/>if (x=3) </text:p>
      <text:p text:style-name="code"><text:tab/><text:tab/>y+=10; </text:p>
      <text:p text:style-name="code"><text:tab/>else </text:p>
      <text:p text:style-name="code"><text:tab/><text:tab/>y+=100; </text:p>
      <text:p text:style-name="code"><text:tab/>for (x=0; x &lt; 10; x+=2); </text:p>
      <text:p text:style-name="code"><text:tab/><text:tab/>printf("%d %d\n",x,y); </text:p>
      <text:p text:style-name="code"/>
      <text:p text:style-name="code"><text:tab/>return 0; <text:s/></text:p>
      <text:p text:style-name="code">} </text:p>
      <text:p text:style-name="Standard"/>
      <text:h text:style-name="P16" text:outline-level="2"><text:bookmark-start text:name="__RefHeading__497_1715038882"/>Aufgabe: mycat.c<text:bookmark-end text:name="__RefHeading__497_1715038882"/></text:h>
      <text:p text:style-name="P5">Schreiben Sie folg. Programm so um, dass jede Ausgabezeile mit der Zeilennummer (6stelliges Feld) beginnt: </text:p>
      <text:p text:style-name="Standard"/>
      <text:p text:style-name="code"><text:tab/>//mycat.c <text:s/>Eingabe nach Ausgabe </text:p>
      <text:p text:style-name="code"><text:tab/>#include &lt;stdio.h&gt; </text:p>
      <text:p text:style-name="code"><text:tab/>int main(){ </text:p>
      <text:p text:style-name="code"><text:tab/><text:tab/>int ch; </text:p>
      <text:p text:style-name="code"><text:tab/><text:tab/>while ( (ch= fgetc(stdin)) != EOF) </text:p>
      <text:p text:style-name="code"><text:tab/><text:tab/><text:tab/>fputc(ch, stdout); </text:p>
      <text:p text:style-name="code"/>
      <text:p text:style-name="code"><text:tab/><text:tab/>return 0; </text:p>
      <text:p text:style-name="code"><text:tab/>}</text:p>
      <text:p text:style-name="Standard"><text:tab/></text:p>
      <text:p text:style-name="Standard">Aufruf: mycat.exe &lt; eingabedatei.txt </text:p>
      <text:p text:style-name="Standard"/>
      <text:p text:style-name="Standard"><text:tab/>Eingabedatei: eingabedatei.txt </text:p>
      <text:p text:style-name="Standard"><text:tab/>Ein recht bekanntes Spiel ist das Nimm-Spiel (mit zwei m): </text:p>
      <text:p text:style-name="Standard"><text:tab/>Es werden z.B. 20 Münzen auf den Tisch gelegt, und die beiden Spieler </text:p>
      <text:p text:style-name="Standard"/>
      <text:p text:style-name="Standard"><text:tab/>Ausgabe: </text:p>
      <text:p text:style-name="Standard"><text:tab/>1 <text:s text:c="4"/>Ein recht bekanntes Spiel ist das Nimm-Spiel (mit zwei m): </text:p>
      <text:p text:style-name="P3"><text:span text:style-name="Citation"><text:span text:style-name="T1"><text:tab/>2 <text:s text:c="4"/>Es werden z.B. 20 Münzen auf den Tisch gelegt, und die beiden Spieler <text:line-break/></text:span></text:span></text:p>
      <text:h text:style-name="Heading_20_2" text:outline-level="2"><text:bookmark-start text:name="__RefHeading__485_1715038882"/>Aufgabe: u_atoi.c, hex2int.c<text:bookmark-end text:name="__RefHeading__485_1715038882"/></text:h>
      <text:p text:style-name="Text_20_body">Siehe auch: 0<text:span text:style-name="T19">2</text:span>-<text:span text:style-name="T19">C</text:span>-<text:span text:style-name="T19">G</text:span>rundlagen/02-ueben/</text:p>
      <text:list xml:id="list194523195498406" text:continue-list="list5752937395213618460" text:style-name="List_20_3">
        <text:list-item>
          <text:p text:style-name="P15">Bringen Sie das folgende <text:span text:style-name="T15">Programm u_atoi.c</text:span> zum Laufen:</text:p>
        </text:list-item>
      </text:list>
      <text:p text:style-name="code">/* Datei: u_atoi.c <text:s text:c="3"/>Hofmann Anton</text:p>
      <text:p text:style-name="code"><text:soft-page-break/><text:s/>* Liest einen Ziffernstring ein und </text:p>
      <text:p text:style-name="code"><text:s/>* Wandelt diesen in eine INT-Zahl um und</text:p>
      <text:p text:style-name="code"><text:s/>* Gibt die umgewandelte INT-Zahl aus</text:p>
      <text:p text:style-name="code"><text:s/>*/</text:p>
      <text:p text:style-name="code"/>
      <text:p text:style-name="code">#include &lt;stdio.h&gt;</text:p>
      <text:p text:style-name="code"/>
      <text:p text:style-name="code">int main(){</text:p>
      <text:p text:style-name="code"><text:tab/>int ch, num=???????;</text:p>
      <text:p text:style-name="code"/>
      <text:p text:style-name="code"><text:tab/>ch=fgetc(stdin); // oder <text:s text:c="2"/>ch=getchar()</text:p>
      <text:p text:style-name="code"><text:tab/>while (ch != '\n'){</text:p>
      <text:p text:style-name="code"><text:tab/><text:tab/>num= (10*num) + ch ?????????;</text:p>
      <text:p text:style-name="code"><text:tab/><text:tab/>ch= fgetc(stdin);</text:p>
      <text:p text:style-name="code"><text:tab/>}</text:p>
      <text:p text:style-name="code"/>
      <text:p text:style-name="code"><text:tab/>printf("\n Die eingegebene Zahl war %<text:span text:style-name="T19">i</text:span>\n", ??????);</text:p>
      <text:p text:style-name="code"/>
      <text:p text:style-name="code"><text:tab/>return 0;</text:p>
      <text:p text:style-name="code">}</text:p>
      <text:p text:style-name="Text_20_body"/>
      <text:list xml:id="list194521778136121" text:continue-numbering="true" text:style-name="List_20_3">
        <text:list-item>
          <text:p text:style-name="P15">Erstellen Sie das <text:span text:style-name="T15">Programm hex2int.c</text:span>, das nur gültige Hex-Ziffern zur Umwandlung in eine int-Variable verwendet. Die umgewandelte int-Zahl soll dann ausgegeben werden.</text:p>
        </text:list-item>
      </text:list>
      <text:h text:style-name="Heading_20_2" text:outline-level="2"><text:bookmark-start text:name="__RefHeading__5559_1769574776"/>Aufgabe: primzerlegung.c<text:bookmark-end text:name="__RefHeading__5559_1769574776"/></text:h>
      <text:p text:style-name="Text_20_body">Siehe auch: 03-c-grundlagen/02-ueben/01-ue-c-grundlagen-ohne-array/</text:p>
      <text:p text:style-name="Text_20_body">Nach Eingabe einer natürlichen Zahl n soll die Zerlegung von n in Primfaktoren ausgegeben werden. </text:p>
      <text:p text:style-name="Text_20_body">Beispiel für eine Ausgabe zu n = 100: </text:p>
      <text:p text:style-name="Text_20_body"><text:s text:c="8"/>100 = 2 * 2 * 5 * 5 . </text:p>
      <text:p text:style-name="Text_20_body"/>
      <text:list xml:id="list194522654929770" text:continue-numbering="true" text:style-name="List_20_3">
        <text:list-item>
          <text:p text:style-name="P15"><text:span text:style-name="T13">Hinweis</text:span>: Teste die Teiler d = 2, 3, ... </text:p>
          <text:list>
            <text:list-item>
              <text:p text:style-name="P15">im Erfolgsfalle, d.h <text:span text:style-name="T13">wenn</text:span> d ein Teiler von n ist, <text:span text:style-name="T13">dann</text:span>: n= n / d <text:s text:c="2"/>(mit n &gt; 1)</text:p>
              <text:list>
                <text:list-item>
                  <text:list>
                    <text:list-item>
                      <text:p text:style-name="P15"><text:span text:style-name="T13">sonst</text:span>: nimm den nächsten Teiler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5561_1769574776"/>*Aufgabe: phi.c<text:bookmark-end text:name="__RefHeading__5561_1769574776"/></text:h>
      <text:p text:style-name="Text_20_body"><text:a xlink:type="simple" xlink:href="http://de.wikipedia.org/wiki/Eulersche_Phi-Funktion" text:style-name="Internet_20_link" text:visited-style-name="Visited_20_Internet_20_Link"><text:span text:style-name="T16">http://de.wikipedia.org/wiki/Eulersche_Phi-Funktion</text:span></text:a></text:p>
      <text:p text:style-name="Standard">Die Eulersche PHI-Funktion gibt für jede natürliche Zahl n an, wie viele zu n teilerfremde natürliche Zahlen es gibt, die nicht größer als n sind:</text:p>
      <text:p text:style-name="Standard">Das Programm liest n ein und gibt die Anzahl der zu n teilerfremden natürlichen Zahlen aus.</text:p>
      <text:p text:style-name="P4"/>
      <text:p text:style-name="P4">Hinweis: phi-Funktion:</text:p>
      <text:list xml:id="list194522648091847" text:continue-numbering="true" text:style-name="List_20_3">
        <text:list-item>
          <text:p text:style-name="P9"><text:span text:style-name="T3">Phi-Funktion: </text:span><text:span text:style-name="T4">(=Anzahl der zu n teilerfremden Zahlen</text:span><text:span text:style-name="T5">)<text:line-break/></text:span><text:span text:style-name="T4"><text:tab/><text:tab/><text:tab/><text:tab/><text:tab/></text:span></text:p>
        </text:list-item>
      </text:list>
      <text:p text:style-name="P7"><text:span text:style-name="T10"><draw:frame draw:style-name="fr1" draw:name="Objekt1" text:anchor-type="as-char" svg:width="7.384cm" svg:height="0.51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span><text:span text:style-name="T10"><text:line-break/><text:line-break/><text:tab/>phi(n) … Anzahl der zu n teilerfremden natürlichen Zahlen. <text:line-break/> <text:tab/><text:tab/><text:tab/> Betrachtet werden nur Zahlen von 1 bis n.<text:line-break/><text:line-break/></text:span></text:p>
      <text:list xml:id="list194521362312118" text:continue-numbering="true" text:style-name="List_20_3">
        <text:list-item>
          <text:p text:style-name="P13"><text:soft-page-break/><text:span text:style-name="T11">Beispiel</text:span><text:span text:style-name="T12">e</text:span><text:span text:style-name="T11">:</text:span></text:p>
          <text:list>
            <text:list-item>
              <text:p text:style-name="P13"><text:span text:style-name="T9">phi(6) = 2</text:span><text:span text:style-name="T10"> , <text:line-break/>weil nur 1 und 5 zu 6 teilerfremd sind.<text:line-break/></text:span><text:span text:style-name="T12">{</text:span><text:span text:style-name="T8">1</text:span><text:span text:style-name="T12">,2,3,4,</text:span><text:span text:style-name="T8">5</text:span><text:span text:style-name="T12">,6}</text:span><text:span text:style-name="T10"><text:line-break/> <text:line-break/></text:span></text:p>
            </text:list-item>
            <text:list-item>
              <text:p text:style-name="P13"><text:span text:style-name="T7">wenn n eine Primzahl ist, dann gilt: </text:span><text:span text:style-name="T6">phi(n)= n-1</text:span><text:span text:style-name="T8"><text:line-break/></text:span><text:span text:style-name="T9">phi(13)=12</text:span><text:span text:style-name="T10">, <text:line-break/>weil alle Zahlen von 1 bis 12 zu 13 teilerfremd sind.</text:span></text:p>
            </text:list-item>
          </text:list>
        </text:list-item>
      </text:list>
      <text:p text:style-name="Standard"/>
      <text:p text:style-name="P12"/>
      <text:p text:style-name="P12">Hinweis: Verwenden Sie die folg. Funktion:</text:p>
      <text:p text:style-name="P12"/>
      <text:p text:style-name="code">#include &lt;stdio.h&gt;</text:p>
      <text:p text:style-name="code">#include &lt;stdlib.h&gt;</text:p>
      <text:p text:style-name="code"/>
      <text:p text:style-name="code">// Die Funktion: ggt() liefert </text:p>
      <text:p text:style-name="code">// den größten gemeinsamen Teiler von a und b</text:p>
      <text:p text:style-name="code">int ggt (int a, int b){</text:p>
      <text:p text:style-name="code"><text:tab/>if (b==0) return a;</text:p>
      <text:p text:style-name="code"><text:tab/>else return ggt(b, a%b);</text:p>
      <text:p text:style-name="code">}</text:p>
      <text:p text:style-name="code"/>
      <text:p text:style-name="code"/>
      <text:p text:style-name="code">int main(){</text:p>
      <text:p text:style-name="code">?????????????</text:p>
      <text:p text:style-name="code">}</text:p>
      <text:p text:style-name="code"/>
      <text:p text:style-name="P12"/>
      <text:p text:style-name="P12"/>
      <text:h text:style-name="Heading_20_2" text:outline-level="2"><text:bookmark-start text:name="__RefHeading__5563_1769574776"/>Aufgabe: heron.c<text:bookmark-end text:name="__RefHeading__5563_1769574776"/></text:h>
      <text:p text:style-name="Text_20_body">Berechnung der Quadratwurzel der Zahl a durch die Newton-Iteration (=HERONsche Formel):</text:p>
      <text:p text:style-name="Text_20_body"><text:s text:c="7"/><text:span text:style-name="T13"><text:s/>x </text:span><text:span text:style-name="T18">n+1</text:span><text:span text:style-name="T13"> = <text:s/>( x </text:span><text:span text:style-name="T18">n</text:span><text:span text:style-name="T13"> + a / x </text:span><text:span text:style-name="T18">n</text:span><text:span text:style-name="T13"> ) / 2 </text:span><text:s text:c="6"/></text:p>
      <text:p text:style-name="Text_20_body"><text:tab/><text:tab/>mit n = 2, 3, ... <text:s text:c="5"/><text:line-break/><text:tab/><text:tab/>mit x<text:span text:style-name="T17">1</text:span> = 1.0<text:line-break/><text:tab/><text:tab/>mit a ist eine positive reelle Zahl ungleich 0.0</text:p>
      <text:p text:style-name="Text_20_body"><text:tab/><text:tab/>Hinweis: x <text:span text:style-name="T17">n+1</text:span> ....bedeutet: das (n+1)-te x</text:p>
      <text:p text:style-name="Text_20_body">konvergiert mit wachsendem <text:s/>n <text:s/>(für jedes a <text:s/>&gt; 0) <text:s/>gegen die Quadrat-Wurzel von a.</text:p>
      <text:p text:style-name="Text_20_body">Unter Formulierung einer Genauigkeitbedingung:</text:p>
      <text:p text:style-name="Text_20_body"><text:s text:c="3"/>|x <text:span text:style-name="T17">n+1</text:span> - x <text:span text:style-name="T17">n</text:span> | &lt; eps <text:s/></text:p>
      <text:p text:style-name="Text_20_body">kann diese Iteration mit einer Schleife ausgeführt werden.</text:p>
      <text:p text:style-name="Text_20_body">Erstellen Sie ein vollständiges Programm. </text:p>
      <text:p text:style-name="P6">Eingabe: </text:p>
      <text:p text:style-name="P6"><text:tab/>Wurzel aus a berechnen. a eingeben? ...</text:p>
      <text:p text:style-name="P6"><text:tab/>eps eingeben (zb: 0.0001) ? ...</text:p>
      <text:p text:style-name="P6">Ausgabe:</text:p>
      <text:p text:style-name="P6"><text:tab/>Wurzel aus a= ….</text:p>
      <text:p text:style-name="Text_20_body">Hinweis: Mathematik Library namens lib<text:span text:style-name="T13">m</text:span><text:span text:style-name="T16">.a</text:span> zum Programm hinzufügen</text:p>
      <text:p text:style-name="Text_20_body"><text:soft-page-break/>Übersetzen Sie das Programm mit:</text:p>
      <text:p text:style-name="Text_20_body"><text:tab/>gcc u_heronc.c <text:s/>-o u_heron.exe <text:span text:style-name="T13">-lm</text:span></text:p>
      <text:p text:style-name="code">#include &lt;stdio.h&gt;</text:p>
      <text:p text:style-name="code">#include &lt;math.h&gt;</text:p>
      <text:p text:style-name="code"/>
      <text:p text:style-name="code">int main ( ){</text:p>
      <text:p text:style-name="code"><text:tab/>double a , alt, neu,eps ;</text:p>
      <text:p text:style-name="code"><text:tab/>int schritte = 0 ;</text:p>
      <text:p text:style-name="code"/>
      <text:p text:style-name="code"><text:tab/>printf ("Wurzel aus a berechnen. a eingeben? " ) ; </text:p>
      <text:p text:style-name="code"><text:tab/>scanf ("%lf", &amp;a );</text:p>
      <text:p text:style-name="code"/>
      <text:p text:style-name="code"><text:tab/>printf ("eps eingeben(zb: 0.0001) ? " ) ; </text:p>
      <text:p text:style-name="code"><text:tab/>scanf ("%lf", &amp;eps );</text:p>
      <text:p text:style-name="code"/>
      <text:p text:style-name="code"><text:tab/>alt=1.0;</text:p>
      <text:p text:style-name="code"><text:tab/>neu= (1.0 + a/1.0)/2.0;</text:p>
      <text:p text:style-name="code"><text:tab/>while (fabs ( neu - alt ) &gt; eps) {// fabs: Betrag e. Zahl</text:p>
      <text:p text:style-name="code"><text:tab/><text:tab/>alt = neu ;</text:p>
      <text:p text:style-name="code"><text:tab/><text:tab/>neu = ????????????;</text:p>
      <text:p text:style-name="code"><text:tab/><text:tab/>schritte++;</text:p>
      <text:p text:style-name="code"><text:tab/>}</text:p>
      <text:p text:style-name="code"/>
      <text:p text:style-name="code"><text:tab/>printf ("Wurzel aus a= %lf", neu) ;</text:p>
      <text:p text:style-name="code"><text:tab/>printf ("\n <text:s/>in %i Schritten ... ", schritte) ;</text:p>
      <text:p text:style-name="code"/>
      <text:p text:style-name="code"><text:tab/>return 0;</text:p>
      <text:p text:style-name="code"><text:s/>}</text:p>
      <text:p text:style-name="Text_20_body"><text:s/></text:p>
      <text:h text:style-name="Heading_20_2" text:outline-level="2"><text:bookmark-start text:name="__RefHeading__5565_1769574776"/><text:span text:style-name="T13">*Aufgabe: fib</text:span>.c<text:bookmark-end text:name="__RefHeading__5565_1769574776"/></text:h>
      <text:list xml:id="list194523475526409" text:continue-list="list6320245204332103058" text:style-name="L1">
        <text:list-header>
          <text:p text:style-name="P14">Das Programm soll unter Verwendung von Schleifen folgende Folge ausgeben:</text:p>
        </text:list-header>
      </text:list>
      <text:p text:style-name="Standard">1 1 2 3 5 8 13 21 34 55 …</text:p>
      <text:p text:style-name="Standard">Es sollen die ersten 30 Zahlen ausgegeben werden.</text:p>
      <text:p text:style-name="Standard"/>
      <text:h text:style-name="Heading_20_2" text:outline-level="2"><text:bookmark-start text:name="__RefHeading__491_1715038882"/><text:span text:style-name="T13">Aufgabe: kreisPunkt</text:span>.c - Algorithmische Geometrie<text:bookmark-end text:name="__RefHeading__491_1715038882"/></text:h>
      <text:list xml:id="list194521621070089" text:continue-numbering="true" text:style-name="L1">
        <text:list-header>
          <text:p text:style-name="P14">Schreiben Sie ein Programm namens kreisPunkt.c, das feststellt, ob ein gegebener Punkt P(Px,Py) auf der Kreislinie oder innerhalb oder außerhalb liegt. Der Kreis wird durch seinen Mittelpunkt M(Mx- und My- Koordinate) und den Radius (r) bestimmt.<text:line-break/></text:p>
          <text:p text:style-name="P10">Hinweis: Abstand 2-er Punkte P(Px,Py) und M(Mx,My)</text:p>
          <text:list text:continue-numbering="true">
            <text:list-header>
              <text:p text:style-name="P10">sqrt((Px-Mx)*(Px-Mx) + (Py-My)*(Py-My));<text:line-break/></text:p>
            </text:list-header>
          </text:list>
          <text:p text:style-name="P10">Hinweis: Mathematische Funktionen verwenden<text:line-break/> <text:tab/>#include &lt;math.h&gt;<text:line-break/><text:line-break/>Hinweis: Übersetzen<text:line-break/><text:tab/>gcc kreisPunkt.c <text:span text:style-name="T13">-lm</text:span> -o kreisPunkt.exe<text:line-break/><text:line-break/>Hinweis: Dateiumlenkung<text:line-break/><text:tab/>./kreisPunkt.exe &lt; kreisPunkt.txt<text:line-break/><text:line-break/>kreisPunkt.txt<text:line-break/><text:soft-page-break/>10.0 10.0<text:line-break/>5.0 5.0<text:line-break/>5.0<text:line-break/><text:line-break/>Bei diesem Beispiel ist P(10.0,10.0) M(5.0,5.0) r=5.0<text:line-break/></text:p>
        </text:list-header>
      </text:list>
      <text:h text:style-name="Heading_20_2" text:outline-level="2"><text:bookmark-start text:name="__RefHeading__5567_1769574776"/>Aufgabe: bit.c<text:bookmark-end text:name="__RefHeading__5567_1769574776"/></text:h>
      <text:p text:style-name="Text_20_body">Siehe auch: 0<text:span text:style-name="T19">2</text:span>-<text:span text:style-name="T19">C</text:span>-<text:span text:style-name="T19">G</text:span>rundlagen/0<text:span text:style-name="T19">1</text:span>-<text:span text:style-name="T19">lernen/c-grundlagen.odt</text:span></text:p>
      <text:p text:style-name="code">#include &lt;stdio.h&gt;</text:p>
      <text:p text:style-name="code"/>
      <text:p text:style-name="code">int main(){</text:p>
      <text:p text:style-name="code"><text:s text:c="3"/>unsigned int ganzzahl;</text:p>
      <text:p text:style-name="code"><text:s text:c="3"/>long int lang;</text:p>
      <text:p text:style-name="code"><text:s text:c="3"/>int breite= 0;</text:p>
      <text:p text:style-name="code"><text:s text:c="3"/></text:p>
      <text:p text:style-name="P1"><text:s text:c="3"/>ganzzahl= ?????????????; <text:s text:c="2"/>/* alle bits setzen */</text:p>
      <text:p text:style-name="code"><text:s text:c="3"/>while (ganzzahl != 0){</text:p>
      <text:p text:style-name="P1"><text:s text:c="6"/>ganzzahl= ????????????????; <text:s/>/* eine 0 von links shiften */</text:p>
      <text:p text:style-name="code"><text:s text:c="6"/>breite++;</text:p>
      <text:p text:style-name="code"><text:s text:c="3"/>}</text:p>
      <text:p text:style-name="code"><text:s text:c="3"/>printf("Die Breite einer INT-Zahl ist %<text:span text:style-name="T19">i</text:span> Bits\n", breite);</text:p>
      <text:p text:style-name="code"><text:s text:c="3"/></text:p>
      <text:p text:style-name="code"><text:s text:c="3"/>lang= 1;</text:p>
      <text:p text:style-name="P1"><text:s text:c="3"/>for (breite= 1; lang ????????; breite ++){</text:p>
      <text:p text:style-name="P1"><text:s text:c="6"/>lang= lang &lt;&lt; ????????????;</text:p>
      <text:p text:style-name="code"><text:s text:c="3"/>}</text:p>
      <text:p text:style-name="code"><text:s text:c="3"/>printf("Die Breite einer LONG-Zahl ist %<text:span text:style-name="T19">i</text:span> Bits\n", breite);</text:p>
      <text:p text:style-name="code"><text:s text:c="3"/></text:p>
      <text:p text:style-name="code"><text:s text:c="3"/>return 0;</text:p>
      <text:p text:style-name="code">}</text:p>
      <text:p text:style-name="code"/>
      <text:p text:style-name="Text_20_body"/>
      <text:h text:style-name="Heading_20_2" text:outline-level="2"><text:bookmark-start text:name="__RefHeading__5569_1769574776"/>Aufgabe: binaer.c<text:bookmark-end text:name="__RefHeading__5569_1769574776"/></text:h>
      <text:p text:style-name="Text_20_body">Bringen Sie das folgende <text:span text:style-name="T15">Programm binaer.c</text:span> zum Laufen und studieren Sie die Bit-Operatoren.</text:p>
      <text:p text:style-name="code">#include &lt;stdio.h&gt;</text:p>
      <text:p text:style-name="code"/>
      <text:p text:style-name="code">#define BITBREITE sizeof(unsigned int)*8</text:p>
      <text:p text:style-name="code"/>
      <text:p text:style-name="code">void binaer(unsigned int);</text:p>
      <text:p text:style-name="code"/>
      <text:p text:style-name="code">int main(){</text:p>
      <text:p text:style-name="code"><text:tab/>unsigned int x= 1, y= 2, z=0;</text:p>
      <text:p text:style-name="code"/>
      <text:p text:style-name="code"><text:tab/>printf("\nx=%u -&gt; \n", x);</text:p>
      <text:p text:style-name="code"><text:tab/>binaer(x);</text:p>
      <text:p text:style-name="code"/>
      <text:p text:style-name="code"><text:tab/>printf("y=%u -&gt; \n",y);</text:p>
      <text:p text:style-name="code"><text:tab/>binaer(y);</text:p>
      <text:p text:style-name="code"/>
      <text:p text:style-name="code"><text:tab/>printf("z=%u -&gt; \n",z);</text:p>
      <text:p text:style-name="code"><text:soft-page-break/><text:tab/>binaer(z);</text:p>
      <text:p text:style-name="code"/>
      <text:p text:style-name="P2"><text:tab/>z= ~(~z &gt;&gt; 1); <text:s text:c="3"/>/*1 mit folgenden Nullen */</text:p>
      <text:p text:style-name="code"><text:tab/>printf("z= ~(~z &gt;&gt; 1); z=%u -&gt; \n",z);</text:p>
      <text:p text:style-name="code"><text:tab/>binaer(z);</text:p>
      <text:p text:style-name="code"><text:tab/></text:p>
      <text:p text:style-name="P2"><text:tab/>z= ~y;</text:p>
      <text:p text:style-name="code"><text:tab/>printf("z= ~y; z=%u -&gt; \n",z);</text:p>
      <text:p text:style-name="code"><text:tab/>binaer(z);</text:p>
      <text:p text:style-name="code"/>
      <text:p text:style-name="P2"><text:tab/>z= z &amp; y;</text:p>
      <text:p text:style-name="code"><text:tab/>printf("z= z &amp; y; z=%u -&gt; \n",z);</text:p>
      <text:p text:style-name="code"><text:tab/>binaer(z);</text:p>
      <text:p text:style-name="code"/>
      <text:p text:style-name="P2"><text:tab/>z= x | y;</text:p>
      <text:p text:style-name="code"><text:tab/>printf("z= x | y; z=%u -&gt; \n",z);</text:p>
      <text:p text:style-name="code"><text:tab/>binaer(z);</text:p>
      <text:p text:style-name="code"/>
      <text:p text:style-name="P2"><text:tab/>z= z ^ y;</text:p>
      <text:p text:style-name="code"><text:tab/>printf("z= z ^ y; z=%u -&gt; \n",z);</text:p>
      <text:p text:style-name="code"><text:tab/>binaer(z);</text:p>
      <text:p text:style-name="code"/>
      <text:p text:style-name="P2"><text:tab/>z= z &lt;&lt; y;</text:p>
      <text:p text:style-name="code"><text:tab/>printf("z= z &lt;&lt; y; z=%u -&gt; \n",z);</text:p>
      <text:p text:style-name="code"><text:tab/>binaer(z);</text:p>
      <text:p text:style-name="code"/>
      <text:p text:style-name="P2"><text:tab/>z= z &gt;&gt; y;</text:p>
      <text:p text:style-name="code"><text:tab/>printf("z= z &gt;&gt; y; z=%u -&gt; \n",z);</text:p>
      <text:p text:style-name="code"><text:tab/>binaer(z);</text:p>
      <text:p text:style-name="code"/>
      <text:p text:style-name="code"><text:tab/>return 0;</text:p>
      <text:p text:style-name="code">}</text:p>
      <text:p text:style-name="code"/>
      <text:p text:style-name="code"/>
      <text:p text:style-name="code"/>
      <text:p text:style-name="code">/* void binaer(unsigned int a)</text:p>
      <text:p text:style-name="code"><text:s text:c="3"/>konst= 1000 0000</text:p>
      <text:p text:style-name="code"><text:s text:c="3"/>wenn a mit konst AND verkn¸pft wird,</text:p>
      <text:p text:style-name="code"><text:s text:c="3"/>so ist das Ergebnis eine '1', wenn das MSB-Bit von a '1'</text:p>
      <text:p text:style-name="code"><text:s text:c="3"/>sonst ist das Ergebnis '0' */</text:p>
      <text:p text:style-name="code"/>
      <text:p text:style-name="code">void binaer(unsigned int a){</text:p>
      <text:p text:style-name="code"><text:tab/>unsigned int i, konst= 0;</text:p>
      <text:p text:style-name="code"/>
      <text:p text:style-name="code"><text:tab/>konst= ???????????????; <text:s text:c="3"/>/*1 mit folgenden Nullen */</text:p>
      <text:p text:style-name="code"><text:tab/>for (i= 0; i&lt;BITBREITE; i++){</text:p>
      <text:p text:style-name="code"><text:tab/><text:tab/>if (??????????){</text:p>
      <text:p text:style-name="code"><text:tab/><text:tab/><text:tab/>putchar ('1');</text:p>
      <text:p text:style-name="code"><text:tab/><text:tab/>}</text:p>
      <text:p text:style-name="code"><text:tab/><text:tab/>else{</text:p>
      <text:p text:style-name="code"><text:tab/><text:tab/><text:tab/>putchar ('0');</text:p>
      <text:p text:style-name="code"><text:tab/><text:tab/>}</text:p>
      <text:p text:style-name="code"><text:tab/><text:tab/>a= a ??????????; <text:s text:c="5"/>/* das naechste bit nach vorne */</text:p>
      <text:p text:style-name="code"><text:tab/>}</text:p>
      <text:p text:style-name="code"><text:tab/>putchar ('\n');</text:p>
      <text:p text:style-name="code">}</text:p>
      <text:p text:style-name="code"><text:soft-page-break/></text:p>
      <text:p text:style-name="code"/>
      <text:p text:style-name="code">/* Ausgabe:</text:p>
      <text:p text:style-name="code">x=1 -&gt; </text:p>
      <text:p text:style-name="code">00000000000000000000000000000001</text:p>
      <text:p text:style-name="code">y=2 -&gt; </text:p>
      <text:p text:style-name="code">00000000000000000000000000000010</text:p>
      <text:p text:style-name="code">z=0 -&gt; </text:p>
      <text:p text:style-name="code">00000000000000000000000000000000</text:p>
      <text:p text:style-name="code">z= ~(~z &gt;&gt; 1); z=2147483648 -&gt; </text:p>
      <text:p text:style-name="code">10000000000000000000000000000000</text:p>
      <text:p text:style-name="code">z= ~y; z=4294967293 -&gt; </text:p>
      <text:p text:style-name="code">11111111111111111111111111111101</text:p>
      <text:p text:style-name="code">z= z &amp; y; z=0 -&gt; </text:p>
      <text:p text:style-name="code">00000000000000000000000000000000</text:p>
      <text:p text:style-name="code">z= x | y; z=3 -&gt; </text:p>
      <text:p text:style-name="code">00000000000000000000000000000011</text:p>
      <text:p text:style-name="code">z= z ^ y; z=1 -&gt; </text:p>
      <text:p text:style-name="code">00000000000000000000000000000001</text:p>
      <text:p text:style-name="code">z= z &lt;&lt; y; z=4 -&gt; </text:p>
      <text:p text:style-name="code">00000000000000000000000000000100</text:p>
      <text:p text:style-name="code">z= z &gt;&gt; y; z=1 -&gt; </text:p>
      <text:p text:style-name="code">00000000000000000000000000000001</text:p>
      <text:p text:style-name="code">*/</text:p>
      <text:p text:style-name="Text_20_body"/>
      <text:h text:style-name="Heading_20_2" text:outline-level="2"><text:bookmark-start text:name="__RefHeading__5571_1769574776"/>Absolutes MUSS<text:bookmark-end text:name="__RefHeading__5571_1769574776"/></text:h>
      <text:list xml:id="list194523047706927" text:continue-list="list194521362312118" text:style-name="List_20_3">
        <text:list-item>
          <text:p text:style-name="P15">Jedes Programm muss folgenden <text:span text:style-name="T13">Programmheader</text:span> haben</text:p>
        </text:list-item>
      </text:list>
      <text:p text:style-name="Preformatted_20_Text">/**</text:p>
      <text:p text:style-name="Preformatted_20_Text"><text:s/>* ?????? kurze Beschreibung der Aufgabe ??????</text:p>
      <text:p text:style-name="Preformatted_20_Text"><text:s/>* @author Vorname Nachname (Jahrgang: ????)</text:p>
      <text:p text:style-name="Preformatted_20_Text"><text:s/>* @file ???????</text:p>
      <text:p text:style-name="Preformatted_20_Text"><text:s/>* @date ???????</text:p>
      <text:p text:style-name="Preformatted_20_Text"><text:s/>* Geschätzter Zeitaufwand: ?????</text:p>
      <text:p text:style-name="Preformatted_20_Text"><text:s/>* Tatsächlicher Zeitaufwand: ?????</text:p>
      <text:p text:style-name="Preformatted_20_Text"><text:s/>*/</text:p>
      <text:p text:style-name="Preformatted_20_Text"><text:s/></text:p>
      <text:list xml:id="list194522984180021" text:continue-numbering="true" text:style-name="List_20_3">
        <text:list-item>
          <text:p text:style-name="P8">Jedes Programm muss ausreichend <text:span text:style-name="T13">kommentiert</text:span> sein.</text:p>
        </text:list-item>
        <text:list-item>
          <text:p text:style-name="P8">In jedem Programm müssen <text:span text:style-name="T13">aussagekräftige Variablennamen</text:span> verwendet werden</text:p>
        </text:list-item>
        <text:list-item>
          <text:p text:style-name="P8">Jedes Programm muss <text:span text:style-name="T13">fehlerfrei</text:span> funktionieren. (d.h. auch fehlerfrei kompilieren)</text:p>
        </text:list-item>
        <text:list-item>
          <text:p text:style-name="P11"><text:span text:style-name="Citation"><text:span text:style-name="T2">Selbständiges Arbeiten bzw. Zitieren von/mit Wem man gearbeitet hat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GRUNDLAGEN-02-hex2int-primzerl-heron-kreispunkt-bit-binaer.odt</text:file-name><text:tab/>Arbeitsunterlage</text:p>
      </style:header>
      <style:footer>
        <text:p text:style-name="Footer">Informatik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3-10-03T20:05:36</meta:creation-date>
    <meta:editing-cycles>9</meta:editing-cycles>
    <meta:editing-duration>PT3H32M2S</meta:editing-duration>
    <meta:initial-creator>Anton Hofmann</meta:initial-creator>
    <dc:date>2017-03-08T19:45:21.099032771</dc:date>
    <dc:creator>hofmann </dc:creator>
    <meta:document-statistic meta:table-count="0" meta:image-count="0" meta:object-count="1" meta:page-count="8" meta:paragraph-count="284" meta:word-count="1423" meta:character-count="9333" meta:non-whitespace-character-count="781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3-10-03T20:05:36"/>
  </office:meta>
</office:document-meta>
</file>

<file path=Object 1/content.xml><?xml version="1.0" encoding="utf-8"?>
<math xmlns="http://www.w3.org/1998/Math/MathML" display="block">
  <semantics>
    <mrow>
      <mi mathvariant="italic">phi</mi>
      <mrow>
        <mo fence="true" stretchy="false">(</mo>
        <mrow>
          <mi>n</mi>
        </mrow>
        <mo fence="true" stretchy="false">)</mo>
      </mrow>
      <mrow>
        <mi mathvariant="normal">:</mi>
        <mo stretchy="false">=</mo>
        <mrow>
          <mo fence="true" stretchy="false">|</mo>
          <mrow>
            <mrow>
              <mo fence="true" stretchy="false">{</mo>
              <mrow>
                <mrow>
                  <mrow>
                    <mi>a</mi>
                    <mo stretchy="false">∈</mo>
                    <mi>N</mi>
                    <mo stretchy="false">∣</mo>
                    <mn>1</mn>
                    <mo stretchy="false">≤</mo>
                    <mi>a</mi>
                    <mo stretchy="false">≤</mo>
                    <mrow>
                      <mi>n</mi>
                      <mo stretchy="false">∧</mo>
                      <mi mathvariant="italic">ggT</mi>
                    </mrow>
                  </mrow>
                  <mrow>
                    <mrow>
                      <mo fence="true" stretchy="false">(</mo>
                      <mrow>
                        <mrow>
                          <mi>a</mi>
                          <mi>,</mi>
                          <mi>n</mi>
                        </mrow>
                      </mrow>
                      <mo fence="true" stretchy="false">)</mo>
                    </mrow>
                    <mo stretchy="false">=</mo>
                    <mn>1</mn>
                  </mrow>
                </mrow>
              </mrow>
              <mo fence="true" stretchy="false">}</mo>
            </mrow>
          </mrow>
          <mo fence="true" stretchy="false">|</mo>
        </mrow>
      </mrow>
    </mrow>
    <annotation encoding="StarMath 5.0">phi(n):= lline lbrace a in N divides 1 &lt;= a &lt;= n  and ggT(a,n) = 1  rbrace rline</annotation>
  </semantics>
</math>
</file>